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Excel_20_Built-in_20_Hyperlink">
      <style:table-cell-properties style:text-align-source="fix" style:repeat-content="false" fo:wrap-option="wrap"/>
      <style:paragraph-properties fo:text-align="center" fo:margin-left="0cm"/>
      <style:text-properties fo:color="#000000" style:font-name="Liberation Serif" fo:font-size="10pt" fo:language="en" fo:country="AU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bfbfb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MOD(ROW()+1;2)=1)" style:apply-style-name="ConditionalStyle_5f_14" style:base-cell-address="Sheet1.A40"/>
    </style:style>
    <style:style style:name="ce19" style:family="table-cell" style:parent-style-name="Default">
      <style:table-cell-properties fo:background-color="#b3ca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MOD(ROW()+1;2)=1)" style:apply-style-name="ConditionalStyle_5f_14" style:base-cell-address="Sheet1.A40"/>
    </style:style>
    <style:style style:name="ce20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MOD(ROW()+1;2)=1)" style:apply-style-name="ConditionalStyle_5f_14" style:base-cell-address="Sheet1.A40"/>
    </style:style>
    <style:style style:name="ce22" style:family="table-cell" style:parent-style-name="Default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 style:data-style-name="N1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MOD(ROW()+1;2)=1)" style:apply-style-name="ConditionalStyle_5f_14" style:base-cell-address="Sheet1.A40"/>
    </style:style>
    <style:style style:name="ce24" style:family="table-cell" style:parent-style-name="Default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MOD(ROW()+1;2)=1)" style:apply-style-name="ConditionalStyle_5f_14" style:base-cell-address="Sheet1.A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ce33"/>
        <table:table-row table:style-name="ro1">
          <table:table-cell table:style-name="ce1"/>
          <table:table-cell table:style-name="ce4" table:number-columns-repeated="3"/>
          <table:table-cell table:style-name="ce34" office:value-type="string" calcext:value-type="string" table:number-columns-spanned="3" table:number-rows-spanned="1">
            <text:p>Passing</text:p>
          </table:table-cell>
          <table:covered-table-cell table:number-columns-repeated="2" table:style-name="ce34"/>
          <table:table-cell table:style-name="ce34" office:value-type="string" calcext:value-type="string" table:number-columns-spanned="2" table:number-rows-spanned="1">
            <text:p>Rushing</text:p>
          </table:table-cell>
          <table:covered-table-cell table:style-name="ce34"/>
          <table:table-cell table:style-name="ce34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34"/>
          <table:table-cell table:style-name="ce34" office:value-type="string" calcext:value-type="string">
            <text:p>Returns</text:p>
          </table:table-cell>
          <table:table-cell table:style-name="ce34" office:value-type="string" calcext:value-type="string" table:number-columns-spanned="2" table:number-rows-spanned="1">
            <text:p>Misc</text:p>
          </table:table-cell>
          <table:covered-table-cell table:style-name="ce34"/>
          <table:table-cell table:style-name="ce34" office:value-type="string" calcext:value-type="string">
            <text:p>Fumbles</text:p>
          </table:table-cell>
          <table:table-cell table:style-name="ce34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Lamar Jackson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42.62" calcext:value-type="float">
            <text:p>42.6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ua Tagovailoa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38.86" calcext:value-type="float">
            <text:p>38.8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len Hurts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33" calcext:value-type="float">
            <text:p>33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33.02" calcext:value-type="float">
            <text:p>33.0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sh Allen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29.68" calcext:value-type="float">
            <text:p>29.6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rson Wentz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7.78" calcext:value-type="float">
            <text:p>27.7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e Flacco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.88" calcext:value-type="float">
            <text:p>26.8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red Goff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-2" calcext:value-type="float">
            <text:p>-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26.04" calcext:value-type="float">
            <text:p>26.0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yler Murray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77" calcext:value-type="float">
            <text:p>27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5.88" calcext:value-type="float">
            <text:p>25.8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stin Herbert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23.46" calcext:value-type="float">
            <text:p>23.4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rek Carr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8.98" calcext:value-type="float">
            <text:p>18.9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tthew Stafford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-</text:p>
          </table:table-cell>
          <table:table-cell table:style-name="ce32" office:value-type="float" office:value="18.88" calcext:value-type="float">
            <text:p>18.8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evor Lawrence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8.5" calcext:value-type="float">
            <text:p>18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Patrick Mahomes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-1" calcext:value-type="float">
            <text:p>-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7.3" calcext:value-type="float">
            <text:p>17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immy Garoppolo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16.66" calcext:value-type="float">
            <text:p>16.6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e Burrow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6.56" calcext:value-type="float">
            <text:p>16.5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aron Rodgers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.36" calcext:value-type="float">
            <text:p>16.3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coby Brissett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29" calcext:value-type="float">
            <text:p>22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5.46" calcext:value-type="float">
            <text:p>15.4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ooper Rush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3.6" calcext:value-type="float">
            <text:p>13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rcus Mariota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96" calcext:value-type="float">
            <text:p>19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6" table:style-name="ce32" office:value-type="string" calcext:value-type="string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3.44" calcext:value-type="float">
            <text:p>13.4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aker Mayfield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3.3" calcext:value-type="float">
            <text:p>1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niel Jones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3.14" calcext:value-type="float">
            <text:p>13.1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c Jones</text:p>
          </table:table-cell>
          <table:table-cell table:style-name="ce32" office:value-type="string" calcext:value-type="string">
            <text:p>NED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52" calcext:value-type="float">
            <text:p>25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2.68" calcext:value-type="float">
            <text:p>12.6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tchell Trubisky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68" calcext:value-type="float">
            <text:p>16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1.42" calcext:value-type="float">
            <text:p>11.4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ussell Wilson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19" calcext:value-type="float">
            <text:p>21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1.06" calcext:value-type="float">
            <text:p>11.0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om Brady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-2" calcext:value-type="float">
            <text:p>-2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.4" calcext:value-type="float">
            <text:p>9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irk Cousins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8.84" calcext:value-type="float">
            <text:p>8.8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stin Fields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8.8" calcext:value-type="float">
            <text:p>8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eis Winston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7.64" calcext:value-type="float">
            <text:p>7.6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vis Mills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77" calcext:value-type="float">
            <text:p>177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7.18" calcext:value-type="float">
            <text:p>7.1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eno Smith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6.08" calcext:value-type="float">
            <text:p>6.0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ey Lance</text:p>
          </table:table-cell>
          <table:table-cell table:style-name="ce32" office:value-type="string" calcext:value-type="string">
            <text:p>SFIR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2.5" calcext:value-type="float">
            <text:p>2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tt Ryan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" table:style-name="ce32" office:value-type="string" calcext:value-type="string">
            <text:p>-</text:p>
          </table:table-cell>
          <table:table-cell table:style-name="ce32" office:value-type="float" office:value="1.8" calcext:value-type="float">
            <text:p>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eff Driskel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Q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yan Tannehill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88" calcext:value-type="float">
            <text:p>0.8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se Keenum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Q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lik Willis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QB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0.16" calcext:value-type="float">
            <text:p>-0.1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ick Chubb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2.3" calcext:value-type="float">
            <text:p>3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aron Jones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32" calcext:value-type="float">
            <text:p>3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ony Pollard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9.8" calcext:value-type="float">
            <text:p>19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ustin Ekeler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8.4" calcext:value-type="float">
            <text:p>18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ristian McCaffrey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6.8" calcext:value-type="float">
            <text:p>16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mien Harris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6.7" calcext:value-type="float">
            <text:p>16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'Andre Swift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6.7" calcext:value-type="float">
            <text:p>16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lyde Edwards-Helaire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5.8" calcext:value-type="float">
            <text:p>15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es Robinson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5.8" calcext:value-type="float">
            <text:p>15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vid Montgomery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5.6" calcext:value-type="float">
            <text:p>15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rrel Williams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4.2" calcext:value-type="float">
            <text:p>14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ajee Harris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3.9" calcext:value-type="float">
            <text:p>13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.D. McKissic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3.3" calcext:value-type="float">
            <text:p>1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eece Hall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eff Wilson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2.3" calcext:value-type="float">
            <text:p>1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ntonio Gibson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2.1" calcext:value-type="float">
            <text:p>12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aquon Barkley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8" calcext:value-type="float">
            <text:p>1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les Sanders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6" calcext:value-type="float">
            <text:p>1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e Mixon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3" calcext:value-type="float">
            <text:p>11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heem Mostert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.9" calcext:value-type="float">
            <text:p>10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rrell Henderson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10.7" calcext:value-type="float">
            <text:p>10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chael Carter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erick McKinnon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9.6" calcext:value-type="float">
            <text:p>9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vonte Williams</text:p>
          </table:table-cell>
          <table:table-cell table:style-name="ce32" office:value-type="string" calcext:value-type="string">
            <text:p>DENIR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5" calcext:value-type="float">
            <text:p>9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Leonard Fournette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4" calcext:value-type="float">
            <text:p>9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areem Hunt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4" calcext:value-type="float">
            <text:p>9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sh Jacobs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1" calcext:value-type="float">
            <text:p>9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meon Pierce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7" calcext:value-type="float">
            <text:p>8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rrick Henry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8.5" calcext:value-type="float">
            <text:p>8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avis Etienne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3" calcext:value-type="float">
            <text:p>8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m Akers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2" calcext:value-type="float">
            <text:p>8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avis Homer</text:p>
          </table:table-cell>
          <table:table-cell table:style-name="ce32" office:value-type="string" calcext:value-type="string">
            <text:p>SEAIR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2" calcext:value-type="float">
            <text:p>8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no Benjamin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1" calcext:value-type="float">
            <text:p>8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J Dillon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7" calcext:value-type="float">
            <text:p>7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yheim Hines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RB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7" calcext:value-type="float">
            <text:p>7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lvin Cook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6" calcext:value-type="float">
            <text:p>7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nathan Taylor</text:p>
          </table:table-cell>
          <table:table-cell table:style-name="ce32" office:value-type="string" calcext:value-type="string">
            <text:p>INDI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3" calcext:value-type="float">
            <text:p>7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es Conner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1" calcext:value-type="float">
            <text:p>7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Zander Horvath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RB</text:p>
          </table:table-cell>
          <table:table-cell table:number-columns-repeated="5" table:style-name="ce32" office:value-type="string" calcext:value-type="string">
            <text:p>-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7.1" calcext:value-type="float">
            <text:p>7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aal Williams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elvin Gordon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3" calcext:value-type="float">
            <text:p>6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rk Ingram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.1" calcext:value-type="float">
            <text:p>6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yle Juszczyk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6.1" calcext:value-type="float">
            <text:p>6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hamondre Stevenson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1" calcext:value-type="float">
            <text:p>6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zekiel Elliott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4" calcext:value-type="float">
            <text:p>-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9" calcext:value-type="float">
            <text:p>5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es Cook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5.3" calcext:value-type="float">
            <text:p>5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ase Edmonds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1" calcext:value-type="float">
            <text:p>5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halil Herbert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1" calcext:value-type="float">
            <text:p>5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Hassan Haskins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4.7" calcext:value-type="float">
            <text:p>4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lexander Mattison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4" calcext:value-type="float">
            <text:p>4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ordarrelle Patterson</text:p>
          </table:table-cell>
          <table:table-cell table:style-name="ce32" office:value-type="string" calcext:value-type="string">
            <text:p>ATLIR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4.1" calcext:value-type="float">
            <text:p>4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vin Singletary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1" calcext:value-type="float">
            <text:p>4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ony Jones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raig Reynolds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9" calcext:value-type="float">
            <text:p>3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lec Ingold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6" calcext:value-type="float">
            <text:p>3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shua Kelley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5" calcext:value-type="float">
            <text:p>3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enneth Walker III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5" calcext:value-type="float">
            <text:p>3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meer Abdullah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RB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3" calcext:value-type="float">
            <text:p>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rion Davis-Price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3.3" calcext:value-type="float">
            <text:p>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oston Scott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1" calcext:value-type="float">
            <text:p>3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er Allgeier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ex Burkhead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RB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9" calcext:value-type="float">
            <text:p>2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ony Michel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9" calcext:value-type="float">
            <text:p>2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enneth Gainwell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8" calcext:value-type="float">
            <text:p>2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ylen Warren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2.5" calcext:value-type="float">
            <text:p>2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amaje Perine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chael Burton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8" calcext:value-type="float">
            <text:p>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wayne Washington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8" calcext:value-type="float">
            <text:p>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Zack Moss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7" calcext:value-type="float">
            <text:p>1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stice Hill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6" calcext:value-type="float">
            <text:p>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shaad Penny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5" calcext:value-type="float">
            <text:p>1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ary Brightwell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4" calcext:value-type="float">
            <text:p>1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 Johnson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RB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4" calcext:value-type="float">
            <text:p>1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dam Prentice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RB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2" calcext:value-type="float">
            <text:p>1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metric Felton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-4" calcext:value-type="float">
            <text:p>-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0.9" calcext:value-type="float">
            <text:p>0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'Onta Foreman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9" calcext:value-type="float">
            <text:p>0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enyan Drake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8" calcext:value-type="float">
            <text:p>0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Isiah Pacheco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6" calcext:value-type="float">
            <text:p>0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Patrick Ricard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5" calcext:value-type="float">
            <text:p>0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ke Davis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4" calcext:value-type="float">
            <text:p>0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leb Huntley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3" calcext:value-type="float">
            <text:p>0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rek Watt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Zamir White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chaad White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RB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1" calcext:value-type="float">
            <text:p>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tefon Diggs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44.8" calcext:value-type="float">
            <text:p>44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reek Hill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42" calcext:value-type="float">
            <text:p>4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ylen Waddle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40.1" calcext:value-type="float">
            <text:p>4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mon-Ra St. Brown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39.4" calcext:value-type="float">
            <text:p>39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ooper Kupp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.8" calcext:value-type="float">
            <text:p>3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arrett Wilson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-2" calcext:value-type="float">
            <text:p>-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30" calcext:value-type="float">
            <text:p>30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ristian Kirk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5.8" calcext:value-type="float">
            <text:p>25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ke Williams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5.3" calcext:value-type="float">
            <text:p>25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mari Cooper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5.1" calcext:value-type="float">
            <text:p>25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rake London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4.6" calcext:value-type="float">
            <text:p>24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elson Agholor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3" calcext:value-type="float">
            <text:p>2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urtis Samuel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2.9" calcext:value-type="float">
            <text:p>22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shod Bateman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0.8" calcext:value-type="float">
            <text:p>20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oah Brown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0.1" calcext:value-type="float">
            <text:p>2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er Lockett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9.7" calcext:value-type="float">
            <text:p>19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ourtland Sutton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9.7" calcext:value-type="float">
            <text:p>19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ee Higgins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9.1" calcext:value-type="float">
            <text:p>19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kobi Meyers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8.5" calcext:value-type="float">
            <text:p>18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chael Thomas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8.5" calcext:value-type="float">
            <text:p>18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han Dotson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7.9" calcext:value-type="float">
            <text:p>17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orey Davis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6.3" calcext:value-type="float">
            <text:p>16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reg Dortch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5.5" calcext:value-type="float">
            <text:p>15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llen Robinson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5.3" calcext:value-type="float">
            <text:p>15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eeDee Lamb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5.1" calcext:value-type="float">
            <text:p>15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Vonta Smith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Quez Watkins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4.9" calcext:value-type="float">
            <text:p>14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ebo Samuel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4.7" calcext:value-type="float">
            <text:p>14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iontae Johnson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3.7" calcext:value-type="float">
            <text:p>13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eshad Perriman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3.5" calcext:value-type="float">
            <text:p>13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.J. Moore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3.3" calcext:value-type="float">
            <text:p>1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shton Dulin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3.2" calcext:value-type="float">
            <text:p>13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sh Palmer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stin Watson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rquise Brown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2.8" calcext:value-type="float">
            <text:p>12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sh Reynolds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2.8" calcext:value-type="float">
            <text:p>12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ammy Watkins</text:p>
          </table:table-cell>
          <table:table-cell table:style-name="ce32" office:value-type="string" calcext:value-type="string">
            <text:p>GBIR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2.3" calcext:value-type="float">
            <text:p>1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vin Duvernay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2.2" calcext:value-type="float">
            <text:p>12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erry McLaurin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2.2" calcext:value-type="float">
            <text:p>12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.J. Brown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9" calcext:value-type="float">
            <text:p>11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ck Hollins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6" calcext:value-type="float">
            <text:p>1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andon Aiyuk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3" calcext:value-type="float">
            <text:p>11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ris Olave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Hunter Renfrow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.9" calcext:value-type="float">
            <text:p>10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'Marr Chase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.8" calcext:value-type="float">
            <text:p>10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stin Jefferson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.8" calcext:value-type="float">
            <text:p>10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ichie James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.1" calcext:value-type="float">
            <text:p>1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Olamide Zaccheaus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0.1" calcext:value-type="float">
            <text:p>1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ico Collins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8" calcext:value-type="float">
            <text:p>9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andin Cooks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4" calcext:value-type="float">
            <text:p>9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terling Shepard</text:p>
          </table:table-cell>
          <table:table-cell table:style-name="ce32" office:value-type="string" calcext:value-type="string">
            <text:p>NYGIR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4" calcext:value-type="float">
            <text:p>9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llen Lazard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9.3" calcext:value-type="float">
            <text:p>9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vante Adams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9.2" calcext:value-type="float">
            <text:p>9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dam Thielen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2" calcext:value-type="float">
            <text:p>9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ke Evans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9.1" calcext:value-type="float">
            <text:p>9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eylon Burks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7" calcext:value-type="float">
            <text:p>8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Andre Carter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5" calcext:value-type="float">
            <text:p>8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marcus Robinson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8.2" calcext:value-type="float">
            <text:p>8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obert Woods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9" calcext:value-type="float">
            <text:p>7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ussell Gage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8" calcext:value-type="float">
            <text:p>7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haDarel Hodge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7" calcext:value-type="float">
            <text:p>7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ecole Hardman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-4" calcext:value-type="float">
            <text:p>-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5" calcext:value-type="float">
            <text:p>7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K Metcalf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5" calcext:value-type="float">
            <text:p>7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iver Cracraft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7.2" calcext:value-type="float">
            <text:p>7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cott Miller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2" calcext:value-type="float">
            <text:p>7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ke Kumerow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ndall Cobb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7" calcext:value-type="float">
            <text:p>6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vid Sills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7" calcext:value-type="float">
            <text:p>6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ase Claypool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6" calcext:value-type="float">
            <text:p>6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.J. Green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6.6" calcext:value-type="float">
            <text:p>6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rvis Landry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5" calcext:value-type="float">
            <text:p>6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lijah Moore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-6" calcext:value-type="float">
            <text:p>-6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5" calcext:value-type="float">
            <text:p>6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rvin Jones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3" calcext:value-type="float">
            <text:p>6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quanimeous St. Brown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9" calcext:value-type="float">
            <text:p>5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er Boyd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5.7" calcext:value-type="float">
            <text:p>5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Isaiah McKenzie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7" calcext:value-type="float">
            <text:p>5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Zay Jones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3" calcext:value-type="float">
            <text:p>5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rie Cleveland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8" calcext:value-type="float">
            <text:p>4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omeo Doubs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7" calcext:value-type="float">
            <text:p>4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.J. Osborn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5" calcext:value-type="float">
            <text:p>4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zmon Patmon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4" calcext:value-type="float">
            <text:p>4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obbie Anderson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.2" calcext:value-type="float">
            <text:p>4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Ju Smith-Schuster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ristian Watson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9" calcext:value-type="float">
            <text:p>3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endrick Bourne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6" calcext:value-type="float">
            <text:p>3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en Skowronek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6" calcext:value-type="float">
            <text:p>3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ris Moore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4" calcext:value-type="float">
            <text:p>3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Zach Pascal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4" calcext:value-type="float">
            <text:p>3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len Reagor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4" calcext:value-type="float">
            <text:p>3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eorge Pickens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3" calcext:value-type="float">
            <text:p>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ke Strachan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3" calcext:value-type="float">
            <text:p>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rquez Valdes-Scantling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3" calcext:value-type="float">
            <text:p>3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ndre Baccellia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2" calcext:value-type="float">
            <text:p>3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endall Hinton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ent Sherfield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9" calcext:value-type="float">
            <text:p>2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eff Smith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7" calcext:value-type="float">
            <text:p>2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ison Crowder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6" calcext:value-type="float">
            <text:p>2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y-Ray McCloud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6" calcext:value-type="float">
            <text:p>2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ick Westbrook-Ikhine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3" calcext:value-type="float">
            <text:p>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axton Berrios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2.2" calcext:value-type="float">
            <text:p>2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erry Jeudy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2" calcext:value-type="float">
            <text:p>2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Lil'Jordan Humphrey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1" calcext:value-type="float">
            <text:p>2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adarius Toney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eonte Harty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9" calcext:value-type="float">
            <text:p>1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an Wallace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9" calcext:value-type="float">
            <text:p>1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ontrell Washington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9" calcext:value-type="float">
            <text:p>1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vid Bell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6" calcext:value-type="float">
            <text:p>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'Wayne Eskridge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6" calcext:value-type="float">
            <text:p>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x Milne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6" calcext:value-type="float">
            <text:p>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uan Jennings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4" calcext:value-type="float">
            <text:p>1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yan Edwards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2" calcext:value-type="float">
            <text:p>1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hi Smith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2" calcext:value-type="float">
            <text:p>1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rnell Mooney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WR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4" calcext:value-type="float">
            <text:p>-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0.6" calcext:value-type="float">
            <text:p>0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aVontae Turpin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3" calcext:value-type="float">
            <text:p>0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mal Agnew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WR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0.1" calcext:value-type="float">
            <text:p>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rk Andrews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TE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5.7" calcext:value-type="float">
            <text:p>25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rren Waller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Zach Ertz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5.5" calcext:value-type="float">
            <text:p>15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Irv Smith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4.6" calcext:value-type="float">
            <text:p>14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ke Gesicki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4.1" calcext:value-type="float">
            <text:p>14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er Higbee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4.1" calcext:value-type="float">
            <text:p>14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llas Goedert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3.2" calcext:value-type="float">
            <text:p>13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erald Everett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3.1" calcext:value-type="float">
            <text:p>13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Logan Thomas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2.7" calcext:value-type="float">
            <text:p>12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Pat Freiermuth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2.2" calcext:value-type="float">
            <text:p>12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van Engram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1.6" calcext:value-type="float">
            <text:p>1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oss Dwelley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0.8" calcext:value-type="float">
            <text:p>10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ravis Kelce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.1" calcext:value-type="float">
            <text:p>10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er Conklin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eggie Gilliam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9.7" calcext:value-type="float">
            <text:p>9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ric Saubert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9.2" calcext:value-type="float">
            <text:p>9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niel Bellinger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8.6" calcext:value-type="float">
            <text:p>8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Isaiah Likely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3" calcext:value-type="float">
            <text:p>8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wson Knox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.1" calcext:value-type="float">
            <text:p>8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wan Johnson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Harrison Bryant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5" calcext:value-type="float">
            <text:p>7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Hayden Hurst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.4" calcext:value-type="float">
            <text:p>7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vid Njoku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.2" calcext:value-type="float">
            <text:p>6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Foster Moreau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.J. Hockenson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6" calcext:value-type="float">
            <text:p>5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Pharaoh Brown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5.4" calcext:value-type="float">
            <text:p>5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hnny Mundt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8" calcext:value-type="float">
            <text:p>4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anner Hudson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4.2" calcext:value-type="float">
            <text:p>4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yle Pitts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9" calcext:value-type="float">
            <text:p>3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hn Bates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5" calcext:value-type="float">
            <text:p>3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ock Wright</text:p>
          </table:table-cell>
          <table:table-cell table:style-name="ce32" office:value-type="string" calcext:value-type="string">
            <text:p>DET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5" calcext:value-type="float">
            <text:p>3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ylen Granson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4" calcext:value-type="float">
            <text:p>3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oah Gray</text:p>
          </table:table-cell>
          <table:table-cell table:style-name="ce32" office:value-type="string" calcext:value-type="string">
            <text:p>KC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2" calcext:value-type="float">
            <text:p>3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oah Fant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1" calcext:value-type="float">
            <text:p>3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obert Tonyan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.1" calcext:value-type="float">
            <text:p>3.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ustin Hooper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9" calcext:value-type="float">
            <text:p>2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yan Griffin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8" calcext:value-type="float">
            <text:p>2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iovanni Ricci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6" calcext:value-type="float">
            <text:p>2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evin Jordan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3" calcext:value-type="float">
            <text:p>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tephen Sullivan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3" calcext:value-type="float">
            <text:p>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Ian Thomas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.3" calcext:value-type="float">
            <text:p>2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Will Dissly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o Alie-Cox</text:p>
          </table:table-cell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9" calcext:value-type="float">
            <text:p>1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meron Brate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9" calcext:value-type="float">
            <text:p>1.9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n Arnold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8" calcext:value-type="float">
            <text:p>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lton Schultz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8" calcext:value-type="float">
            <text:p>1.8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O.J. Howard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7" calcext:value-type="float">
            <text:p>1.7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Quintin Morris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6" calcext:value-type="float">
            <text:p>1.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Parker Hesse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5" calcext:value-type="float">
            <text:p>1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urham Smythe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5" calcext:value-type="float">
            <text:p>1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aysom Hill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2" office:value-type="float" office:value="1.4" calcext:value-type="float">
            <text:p>1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de Otton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4" calcext:value-type="float">
            <text:p>1.4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itchell Wilcox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3" calcext:value-type="float">
            <text:p>1.3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Stephen Anderson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.2" calcext:value-type="float">
            <text:p>1.2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rew Sample</text:p>
          </table:table-cell>
          <table:table-cell table:style-name="ce32" office:value-type="string" calcext:value-type="string">
            <text:p>CINIR</text:p>
          </table:table-cell>
          <table:table-cell table:style-name="ce32" office:value-type="string" calcext:value-type="string">
            <text:p>TE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4" calcext:value-type="float">
            <text:p>-4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0.6" calcext:value-type="float">
            <text:p>0.6</text:p>
          </table:table-cell>
        </table:table-row>
        <table:table-row table:style-name="ro1" table:number-rows-repeated="2">
          <table:table-cell table:style-name="ce26"/>
          <table:table-cell table:style-name="ce30"/>
          <table:table-cell table:number-columns-repeated="15"/>
        </table:table-row>
        <table:table-row table:style-name="ro1">
          <table:table-cell table:style-name="ce26"/>
          <table:table-cell table:style-name="ce30" office:value-type="string" calcext:value-type="string">
            <text:p>Kicker</text:p>
          </table:table-cell>
          <table:table-cell table:number-columns-repeated="15"/>
        </table:table-row>
        <table:table-row table:style-name="ro1">
          <table:table-cell table:style-name="ce26"/>
          <table:table-cell table:style-name="ce30"/>
          <table:table-cell table:number-columns-repeated="15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raham Gano</text:p>
          </table:table-cell>
          <table:table-cell table:style-name="ce32" office:value-type="string" calcext:value-type="string">
            <text:p>NYG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aniel Carlson</text:p>
          </table:table-cell>
          <table:table-cell table:style-name="ce32" office:value-type="string" calcext:value-type="string">
            <text:p>LV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ett Maher</text:p>
          </table:table-cell>
          <table:table-cell table:style-name="ce32" office:value-type="string" calcext:value-type="string">
            <text:p>DAL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Brandon McManus</text:p>
          </table:table-cell>
          <table:table-cell table:style-name="ce32" office:value-type="string" calcext:value-type="string">
            <text:p>DEN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Tyler Bass</text:p>
          </table:table-cell>
          <table:table-cell table:style-name="ce32" office:value-type="string" calcext:value-type="string">
            <text:p>BUF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van McPherson</text:p>
          </table:table-cell>
          <table:table-cell table:style-name="ce32" office:value-type="string" calcext:value-type="string">
            <text:p>CIN</text:p>
          </table:table-cell>
          <table:table-cell table:style-name="ce32" office:value-type="string" calcext:value-type="string">
            <text:p>K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Eddy Pineiro</text:p>
          </table:table-cell>
          <table:table-cell table:style-name="ce32" office:value-type="string" calcext:value-type="string">
            <text:p>CAR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Austin Seibert</text:p>
          </table:table-cell>
          <table:table-cell table:style-name="ce32"/>
          <table:table-cell table:style-name="ce32" office:value-type="string" calcext:value-type="string">
            <text:p>K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8"/>
          <table:table-cell table:style-name="ce40"/>
          <table:table-cell table:style-name="ce42"/>
          <table:table-cell table:style-name="ce40"/>
          <table:table-cell table:style-name="ce44"/>
          <table:table-cell table:style-name="ce4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ustin Tucker</text:p>
          </table:table-cell>
          <table:table-cell table:style-name="ce32" office:value-type="string" calcext:value-type="string">
            <text:p>BAL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tt Ammendola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son Crosby</text:p>
          </table:table-cell>
          <table:table-cell table:style-name="ce32" office:value-type="string" calcext:value-type="string">
            <text:p>GB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Ka'imi Fairbairn</text:p>
          </table:table-cell>
          <table:table-cell table:style-name="ce32" office:value-type="string" calcext:value-type="string">
            <text:p>HOU</text:p>
          </table:table-cell>
          <table:table-cell table:style-name="ce32" office:value-type="string" calcext:value-type="string">
            <text:p>K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obbie Gould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reg Zuerlein</text:p>
          </table:table-cell>
          <table:table-cell table:style-name="ce32" office:value-type="string" calcext:value-type="string">
            <text:p>NYJ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hris Boswell</text:p>
          </table:table-cell>
          <table:table-cell table:style-name="ce32" office:value-type="string" calcext:value-type="string">
            <text:p>PIT</text:p>
          </table:table-cell>
          <table:table-cell table:style-name="ce32" office:value-type="string" calcext:value-type="string">
            <text:p>K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iley Patterson</text:p>
          </table:table-cell>
          <table:table-cell table:style-name="ce32" office:value-type="string" calcext:value-type="string">
            <text:p>JAX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yan Succop</text:p>
          </table:table-cell>
          <table:table-cell table:style-name="ce32" office:value-type="string" calcext:value-type="string">
            <text:p>TB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tt Gay</text:p>
          </table:table-cell>
          <table:table-cell table:style-name="ce32" office:value-type="string" calcext:value-type="string">
            <text:p>L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ke Elliott</text:p>
          </table:table-cell>
          <table:table-cell table:style-name="ce32" office:value-type="string" calcext:value-type="string">
            <text:p>PHI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Dustin Hopkins</text:p>
          </table:table-cell>
          <table:table-cell table:style-name="ce32" office:value-type="string" calcext:value-type="string">
            <text:p>LAC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son Sanders</text:p>
          </table:table-cell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de York</text:p>
          </table:table-cell>
          <table:table-cell table:style-name="ce32" office:value-type="string" calcext:value-type="string">
            <text:p>CLE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Nick Folk</text:p>
          </table:table-cell>
          <table:table-cell table:style-name="ce32" office:value-type="string" calcext:value-type="string">
            <text:p>NE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Younghoe Koo</text:p>
          </table:table-cell>
          <table:table-cell table:style-name="ce32" office:value-type="string" calcext:value-type="string">
            <text:p>ATL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Wil Lutz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airo Santos</text:p>
          </table:table-cell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Randy Bullock</text:p>
          </table:table-cell>
          <table:table-cell table:style-name="ce32" office:value-type="string" calcext:value-type="string">
            <text:p>TEN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Greg Joseph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ason Myers</text:p>
          </table:table-cell>
          <table:table-cell table:style-name="ce32" office:value-type="string" calcext:value-type="string">
            <text:p>SE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Matt Prater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Joey Slye</text:p>
          </table:table-cell>
          <table:table-cell table:style-name="ce32" office:value-type="string" calcext:value-type="string">
            <text:p>WAS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">
          <table:table-cell table:style-name="ce26"/>
          <table:table-cell table:number-columns-repeated="1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Defence</text:p>
          </table:table-cell>
          <table:table-cell table:number-columns-repeated="15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Tampa Bay Buccane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Jacksonville Jagua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Buffalo Bill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San Francisco 49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Philadelphia Eagle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Kansas City Chief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Los Angeles Ram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Arizona Cardinal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Detroit Lio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Green Bay Pack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Atlanta Falco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New England Patriot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Denver Bronco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Dallas Cowboy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New York Giant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Baltimore Rave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Houston Texa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Chicago Bea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Minnesota Viking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Cincinnati Bengal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Carolina Panth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New Orleans Saint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Cleveland Brow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string" calcext:value-type="string">
            <text:p>-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Las Vegas Raid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Pittsburgh Steel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Washington Command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New York Jet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5" table:style-name="ce32" office:value-type="string" calcext:value-type="string">
            <text:p>-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Los Angeles Charger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Seattle Seahawk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Indianapolis Colt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Tennessee Tita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string" calcext:value-type="string">
            <text:p>-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Miami Dolphins</text:p>
          </table:table-cell>
          <table:table-cell table:style-name="ce32"/>
          <table:table-cell table:style-name="ce32" office:value-type="string" calcext:value-type="string">
            <text:p>DEF</text:p>
          </table:table-cell>
          <table:table-cell table:number-columns-repeated="7" table:style-name="ce32" office:value-type="string" calcext:value-type="string">
            <text:p>-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-4" calcext:value-type="float">
            <text:p>-4</text:p>
          </table:table-cell>
          <table:table-cell table:number-columns-repeated="4"/>
        </table:table-row>
        <table:table-row table:style-name="ro1" table:number-rows-repeated="104821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L303:Sheet1.Q303 Sheet1.E40:Sheet1.Q63 Sheet1.E90:Sheet1.Q113 Sheet1.B40:Sheet1.C63 Sheet1.B90:Sheet1.C113 Sheet1.E124:Sheet1.Q147 Sheet1.E174:Sheet1.Q197 Sheet1.B224:Sheet1.C236 Sheet1.E224:Sheet1.Q236 Sheet1.B124:Sheet1.C147 Sheet1.B174:Sheet1.C197 Sheet1.E238:Sheet1.Q261 Sheet1.E288:Sheet1.Q291 Sheet1.B238:Sheet1.C261 Sheet1.B288:Sheet1.C291">
            <calcext:condition calcext:apply-style-name="ConditionalStyle_14" calcext:value="formula-is(MOD(ROW()+1;2)=1)" calcext:base-cell-address="Sheet1.A40"/>
          </calcext:conditional-format>
          <calcext:conditional-format calcext:target-range-address="Sheet1.B293:Sheet1.B295 Sheet1.B40:Sheet1.B63 Sheet1.B90:Sheet1.B113 Sheet1.B124:Sheet1.B147 Sheet1.B174:Sheet1.B197 Sheet1.B224:Sheet1.B236 Sheet1.B263:Sheet1.B286">
            <calcext:condition calcext:apply-style-name="ConditionalStyle_13" calcext:value="=&quot;TE&quot;" calcext:base-cell-address="Sheet1.B40"/>
            <calcext:condition calcext:apply-style-name="ConditionalStyle_12" calcext:value="=&quot;RB&quot;" calcext:base-cell-address="Sheet1.B40"/>
            <calcext:condition calcext:apply-style-name="ConditionalStyle_11" calcext:value="=&quot;QB&quot;" calcext:base-cell-address="Sheet1.B40"/>
          </calcext:conditional-format>
          <calcext:conditional-format calcext:target-range-address="Sheet1.H293:Sheet1.H295 Sheet1.H40:Sheet1.H63 Sheet1.H90:Sheet1.H113 Sheet1.H124:Sheet1.H147 Sheet1.H174:Sheet1.H197 Sheet1.H224:Sheet1.H236 Sheet1.H263:Sheet1.H286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  <calcext:conditional-format calcext:target-range-address="Sheet1.K293:Sheet1.K295 Sheet1.K40:Sheet1.K63 Sheet1.K90:Sheet1.K113 Sheet1.K124:Sheet1.K147 Sheet1.K174:Sheet1.K197 Sheet1.K224:Sheet1.K236 Sheet1.K263:Sheet1.K286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  <calcext:conditional-format calcext:target-range-address="Sheet1.K293:Sheet1.K295 Sheet1.K40:Sheet1.K63 Sheet1.K90:Sheet1.K113 Sheet1.K124:Sheet1.K147 Sheet1.K174:Sheet1.K197 Sheet1.K224:Sheet1.K236 Sheet1.K263:Sheet1.K286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  <calcext:conditional-format calcext:target-range-address="Sheet1.N293:Sheet1.N303 Sheet1.N40:Sheet1.N63 Sheet1.N90:Sheet1.N113 Sheet1.N124:Sheet1.N147 Sheet1.N174:Sheet1.N197 Sheet1.N224:Sheet1.N236 Sheet1.N263:Sheet1.N286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  <calcext:conditional-format calcext:target-range-address="Sheet1.N293:Sheet1.N303 Sheet1.N40:Sheet1.N63 Sheet1.N90:Sheet1.N113 Sheet1.N124:Sheet1.N147 Sheet1.N174:Sheet1.N197 Sheet1.N224:Sheet1.N236 Sheet1.N263:Sheet1.N286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</calcext:conditional-format>
        </calcext:conditional-formats>
      </table:table>
      <table:named-expressions/>
      <table:database-ranges>
        <table:database-range table:name="__Anonymous_Sheet_DB__0" table:target-range-address="Sheet1.A3:Sheet1.D30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text>-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eaeaea"/>
    </style:style>
    <style:style style:name="ConditionalStyle_5f_13" style:display-name="ConditionalStyle_13" style:family="table-cell" style:parent-style-name="Default">
      <style:text-properties fo:color="#7030a0"/>
    </style:style>
    <style:style style:name="ConditionalStyle_5f_12" style:display-name="ConditionalStyle_12" style:family="table-cell" style:parent-style-name="Default">
      <style:text-properties fo:color="#00b050"/>
    </style:style>
    <style:style style:name="ConditionalStyle_5f_11" style:display-name="ConditionalStyle_11" style:family="table-cell" style:parent-style-name="Default">
      <style:text-properties fo:color="#c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00:13:23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8:39:25.584000000</meta:creation-date>
    <meta:editing-duration>PT19M9S</meta:editing-duration>
    <meta:editing-cycles>5</meta:editing-cycles>
    <meta:generator>LibreOffice/7.1.5.2$Windows_X86_64 LibreOffice_project/85f04e9f809797b8199d13c421bd8a2b025d52b5</meta:generator>
    <dc:date>2022-10-09T01:07:06.178000000</dc:date>
    <meta:document-statistic meta:table-count="1" meta:cell-count="5664" meta:object-count="0"/>
  </office:meta>
</office:document-meta>
</file>